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cm"/>
    </style:style>
    <style:style style:name="co2" style:family="table-column">
      <style:table-column-properties fo:break-before="auto" style:column-width="7.057cm"/>
    </style:style>
    <style:style style:name="co3" style:family="table-column">
      <style:table-column-properties fo:break-before="auto" style:column-width="6.939cm"/>
    </style:style>
    <style:style style:name="co4" style:family="table-column">
      <style:table-column-properties fo:break-before="auto" style:column-width="5.085cm"/>
    </style:style>
    <style:style style:name="co5" style:family="table-column">
      <style:table-column-properties fo:break-before="auto" style:column-width="6.784cm"/>
    </style:style>
    <style:style style:name="co6" style:family="table-column">
      <style:table-column-properties fo:break-before="auto" style:column-width="2.016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2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model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</table:table-row>
        <table:table-row table:style-name="ro1">
          <table:table-cell office:value-type="string">
            <text:p>asset_type</text:p>
          </table:table-cell>
          <table:table-cell table:formula="of:=&quot;school_&quot;&amp;[.A2]&amp;&quot;_manager&quot;" office:value-type="string" office:string-value="school_asset_type_manager">
            <text:p>school_asset_type_manager</text:p>
          </table:table-cell>
          <table:table-cell table:formula="of:=&quot;school_&quot;&amp;[.A2]&amp;&quot;_manager&quot;" office:value-type="string" office:string-value="school_asset_type_manager">
            <text:p>school_asset_type_manager</text:p>
          </table:table-cell>
          <table:table-cell table:formula="of:=&quot;model_school_&quot;&amp;[.A2]" office:value-type="string" office:string-value="model_school_asset_type">
            <text:p>model_school_asset_type</text:p>
          </table:table-cell>
          <table:table-cell office:value-type="string">
            <text:p>school_booking.group_booking_manager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asset_type</text:p>
          </table:table-cell>
          <table:table-cell table:formula="of:=&quot;school_&quot;&amp;[.A3]&amp;&quot;_employee&quot;" office:value-type="string" office:string-value="school_asset_type_employee">
            <text:p>school_asset_type_employee</text:p>
          </table:table-cell>
          <table:table-cell table:formula="of:=&quot;school_&quot;&amp;[.A3]&amp;&quot;_employee&quot;" office:value-type="string" office:string-value="school_asset_type_employee">
            <text:p>school_asset_type_employee</text:p>
          </table:table-cell>
          <table:table-cell table:formula="of:=&quot;model_school_&quot;&amp;[.A3]" office:value-type="string" office:string-value="model_school_asset_type">
            <text:p>model_school_asset_type</text:p>
          </table:table-cell>
          <table:table-cell office:value-type="string">
            <text:p>school_management.group_employe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sset_type</text:p>
          </table:table-cell>
          <table:table-cell table:formula="of:=&quot;school_&quot;&amp;[.A4]&amp;&quot;_teacher&quot;" office:value-type="string" office:string-value="school_asset_type_teacher">
            <text:p>school_asset_type_teacher</text:p>
          </table:table-cell>
          <table:table-cell table:formula="of:=&quot;school_&quot;&amp;[.A4]&amp;&quot;_teacher&quot;" office:value-type="string" office:string-value="school_asset_type_teacher">
            <text:p>school_asset_type_teacher</text:p>
          </table:table-cell>
          <table:table-cell table:formula="of:=&quot;model_school_&quot;&amp;[.A4]" office:value-type="string" office:string-value="model_school_asset_type">
            <text:p>model_school_asset_type</text:p>
          </table:table-cell>
          <table:table-cell office:value-type="string">
            <text:p>school_management.group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sset_type</text:p>
          </table:table-cell>
          <table:table-cell table:formula="of:=&quot;school_&quot;&amp;[.A5]&amp;&quot;_base.group_public&quot;" office:value-type="string" office:string-value="school_asset_type_base.group_public">
            <text:p>school_asset_type_base.group_public</text:p>
          </table:table-cell>
          <table:table-cell table:formula="of:=&quot;school_&quot;&amp;[.A5]&amp;&quot;_base.group_public&quot;" office:value-type="string" office:string-value="school_asset_type_base.group_public">
            <text:p>school_asset_type_base.group_public</text:p>
          </table:table-cell>
          <table:table-cell table:formula="of:=&quot;model_school_&quot;&amp;[.A5]" office:value-type="string" office:string-value="model_school_asset_type">
            <text:p>model_school_asset_type</text:p>
          </table:table-cell>
          <table:table-cell office:value-type="string">
            <text:p>base.group_publi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sset_type</text:p>
          </table:table-cell>
          <table:table-cell table:formula="of:=&quot;school_&quot;&amp;[.A6]&amp;&quot;_base.group_portal&quot;" office:value-type="string" office:string-value="school_asset_type_base.group_portal">
            <text:p>school_asset_type_base.group_portal</text:p>
          </table:table-cell>
          <table:table-cell table:formula="of:=&quot;school_&quot;&amp;[.A6]&amp;&quot;_base.group_portal&quot;" office:value-type="string" office:string-value="school_asset_type_base.group_portal">
            <text:p>school_asset_type_base.group_portal</text:p>
          </table:table-cell>
          <table:table-cell table:formula="of:=&quot;model_school_&quot;&amp;[.A6]" office:value-type="string" office:string-value="model_school_asset_type">
            <text:p>model_school_asset_type</text:p>
          </table:table-cell>
          <table:table-cell office:value-type="string">
            <text:p>base.group_porta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sset_category</text:p>
          </table:table-cell>
          <table:table-cell table:formula="of:=&quot;school_&quot;&amp;[.A7]&amp;&quot;_manager&quot;" office:value-type="string" office:string-value="school_asset_category_manager">
            <text:p>school_asset_category_manager</text:p>
          </table:table-cell>
          <table:table-cell table:formula="of:=&quot;school_&quot;&amp;[.A7]&amp;&quot;_manager&quot;" office:value-type="string" office:string-value="school_asset_category_manager">
            <text:p>school_asset_category_manager</text:p>
          </table:table-cell>
          <table:table-cell table:formula="of:=&quot;model_school_&quot;&amp;[.A7]" office:value-type="string" office:string-value="model_school_asset_category">
            <text:p>model_school_asset_category</text:p>
          </table:table-cell>
          <table:table-cell office:value-type="string">
            <text:p>school_booking.group_booking_manager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asset_category</text:p>
          </table:table-cell>
          <table:table-cell table:formula="of:=&quot;school_&quot;&amp;[.A8]&amp;&quot;_employee&quot;" office:value-type="string" office:string-value="school_asset_category_employee">
            <text:p>school_asset_category_employee</text:p>
          </table:table-cell>
          <table:table-cell table:formula="of:=&quot;school_&quot;&amp;[.A8]&amp;&quot;_employee&quot;" office:value-type="string" office:string-value="school_asset_category_employee">
            <text:p>school_asset_category_employee</text:p>
          </table:table-cell>
          <table:table-cell table:formula="of:=&quot;model_school_&quot;&amp;[.A8]" office:value-type="string" office:string-value="model_school_asset_category">
            <text:p>model_school_asset_category</text:p>
          </table:table-cell>
          <table:table-cell office:value-type="string">
            <text:p>school_management.group_employe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sset_category</text:p>
          </table:table-cell>
          <table:table-cell table:formula="of:=&quot;school_&quot;&amp;[.A9]&amp;&quot;_teacher&quot;" office:value-type="string" office:string-value="school_asset_category_teacher">
            <text:p>school_asset_category_teacher</text:p>
          </table:table-cell>
          <table:table-cell table:formula="of:=&quot;school_&quot;&amp;[.A9]&amp;&quot;_teacher&quot;" office:value-type="string" office:string-value="school_asset_category_teacher">
            <text:p>school_asset_category_teacher</text:p>
          </table:table-cell>
          <table:table-cell table:formula="of:=&quot;model_school_&quot;&amp;[.A9]" office:value-type="string" office:string-value="model_school_asset_category">
            <text:p>model_school_asset_category</text:p>
          </table:table-cell>
          <table:table-cell office:value-type="string">
            <text:p>school_management.group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sset_category</text:p>
          </table:table-cell>
          <table:table-cell table:formula="of:=&quot;school_&quot;&amp;[.A10]&amp;&quot;_base.group_public&quot;" office:value-type="string" office:string-value="school_asset_category_base.group_public">
            <text:p>school_asset_category_base.group_public</text:p>
          </table:table-cell>
          <table:table-cell table:formula="of:=&quot;school_&quot;&amp;[.A10]&amp;&quot;_base.group_public&quot;" office:value-type="string" office:string-value="school_asset_category_base.group_public">
            <text:p>school_asset_category_base.group_public</text:p>
          </table:table-cell>
          <table:table-cell table:formula="of:=&quot;model_school_&quot;&amp;[.A10]" office:value-type="string" office:string-value="model_school_asset_category">
            <text:p>model_school_asset_category</text:p>
          </table:table-cell>
          <table:table-cell office:value-type="string">
            <text:p>base.group_publi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sset_category</text:p>
          </table:table-cell>
          <table:table-cell table:formula="of:=&quot;school_&quot;&amp;[.A11]&amp;&quot;_base.group_portal&quot;" office:value-type="string" office:string-value="school_asset_category_base.group_portal">
            <text:p>school_asset_category_base.group_portal</text:p>
          </table:table-cell>
          <table:table-cell table:formula="of:=&quot;school_&quot;&amp;[.A11]&amp;&quot;_base.group_portal&quot;" office:value-type="string" office:string-value="school_asset_category_base.group_portal">
            <text:p>school_asset_category_base.group_portal</text:p>
          </table:table-cell>
          <table:table-cell table:formula="of:=&quot;model_school_&quot;&amp;[.A11]" office:value-type="string" office:string-value="model_school_asset_category">
            <text:p>model_school_asset_category</text:p>
          </table:table-cell>
          <table:table-cell office:value-type="string">
            <text:p>base.group_porta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sset</text:p>
          </table:table-cell>
          <table:table-cell table:formula="of:=&quot;school_&quot;&amp;[.A12]&amp;&quot;_manager&quot;" office:value-type="string" office:string-value="school_asset_manager">
            <text:p>school_asset_manager</text:p>
          </table:table-cell>
          <table:table-cell table:formula="of:=&quot;school_&quot;&amp;[.A12]&amp;&quot;_manager&quot;" office:value-type="string" office:string-value="school_asset_manager">
            <text:p>school_asset_manager</text:p>
          </table:table-cell>
          <table:table-cell table:formula="of:=&quot;model_school_&quot;&amp;[.A12]" office:value-type="string" office:string-value="model_school_asset">
            <text:p>model_school_asset</text:p>
          </table:table-cell>
          <table:table-cell office:value-type="string">
            <text:p>school_booking.group_booking_manager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asset</text:p>
          </table:table-cell>
          <table:table-cell table:formula="of:=&quot;school_&quot;&amp;[.A13]&amp;&quot;_employee&quot;" office:value-type="string" office:string-value="school_asset_employee">
            <text:p>school_asset_employee</text:p>
          </table:table-cell>
          <table:table-cell table:formula="of:=&quot;school_&quot;&amp;[.A13]&amp;&quot;_employee&quot;" office:value-type="string" office:string-value="school_asset_employee">
            <text:p>school_asset_employee</text:p>
          </table:table-cell>
          <table:table-cell table:formula="of:=&quot;model_school_&quot;&amp;[.A13]" office:value-type="string" office:string-value="model_school_asset">
            <text:p>model_school_asset</text:p>
          </table:table-cell>
          <table:table-cell office:value-type="string">
            <text:p>school_management.group_employe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sset</text:p>
          </table:table-cell>
          <table:table-cell table:formula="of:=&quot;school_&quot;&amp;[.A14]&amp;&quot;_teacher&quot;" office:value-type="string" office:string-value="school_asset_teacher">
            <text:p>school_asset_teacher</text:p>
          </table:table-cell>
          <table:table-cell table:formula="of:=&quot;school_&quot;&amp;[.A14]&amp;&quot;_teacher&quot;" office:value-type="string" office:string-value="school_asset_teacher">
            <text:p>school_asset_teacher</text:p>
          </table:table-cell>
          <table:table-cell table:formula="of:=&quot;model_school_&quot;&amp;[.A14]" office:value-type="string" office:string-value="model_school_asset">
            <text:p>model_school_asset</text:p>
          </table:table-cell>
          <table:table-cell office:value-type="string">
            <text:p>school_management.group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sset</text:p>
          </table:table-cell>
          <table:table-cell table:formula="of:=&quot;school_&quot;&amp;[.A15]&amp;&quot;_base.group_public&quot;" office:value-type="string" office:string-value="school_asset_base.group_public">
            <text:p>school_asset_base.group_public</text:p>
          </table:table-cell>
          <table:table-cell table:formula="of:=&quot;school_&quot;&amp;[.A15]&amp;&quot;_base.group_public&quot;" office:value-type="string" office:string-value="school_asset_base.group_public">
            <text:p>school_asset_base.group_public</text:p>
          </table:table-cell>
          <table:table-cell table:formula="of:=&quot;model_school_&quot;&amp;[.A15]" office:value-type="string" office:string-value="model_school_asset">
            <text:p>model_school_asset</text:p>
          </table:table-cell>
          <table:table-cell office:value-type="string">
            <text:p>base.group_publi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sset</text:p>
          </table:table-cell>
          <table:table-cell table:formula="of:=&quot;school_&quot;&amp;[.A16]&amp;&quot;_base.group_portal&quot;" office:value-type="string" office:string-value="school_asset_base.group_portal">
            <text:p>school_asset_base.group_portal</text:p>
          </table:table-cell>
          <table:table-cell table:formula="of:=&quot;school_&quot;&amp;[.A16]&amp;&quot;_base.group_portal&quot;" office:value-type="string" office:string-value="school_asset_base.group_portal">
            <text:p>school_asset_base.group_portal</text:p>
          </table:table-cell>
          <table:table-cell table:formula="of:=&quot;model_school_&quot;&amp;[.A16]" office:value-type="string" office:string-value="model_school_asset">
            <text:p>model_school_asset</text:p>
          </table:table-cell>
          <table:table-cell office:value-type="string">
            <text:p>base.group_porta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uilding</text:p>
          </table:table-cell>
          <table:table-cell table:formula="of:=&quot;school_&quot;&amp;[.A17]&amp;&quot;_manager&quot;" office:value-type="string" office:string-value="school_building_manager">
            <text:p>school_building_manager</text:p>
          </table:table-cell>
          <table:table-cell table:formula="of:=&quot;school_&quot;&amp;[.A17]&amp;&quot;_manager&quot;" office:value-type="string" office:string-value="school_building_manager">
            <text:p>school_building_manager</text:p>
          </table:table-cell>
          <table:table-cell table:formula="of:=&quot;model_school_&quot;&amp;[.A17]" office:value-type="string" office:string-value="model_school_building">
            <text:p>model_school_building</text:p>
          </table:table-cell>
          <table:table-cell office:value-type="string">
            <text:p>school_booking.group_booking_manager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building</text:p>
          </table:table-cell>
          <table:table-cell table:formula="of:=&quot;school_&quot;&amp;[.A18]&amp;&quot;_employee&quot;" office:value-type="string" office:string-value="school_building_employee">
            <text:p>school_building_employee</text:p>
          </table:table-cell>
          <table:table-cell table:formula="of:=&quot;school_&quot;&amp;[.A18]&amp;&quot;_employee&quot;" office:value-type="string" office:string-value="school_building_employee">
            <text:p>school_building_employee</text:p>
          </table:table-cell>
          <table:table-cell table:formula="of:=&quot;model_school_&quot;&amp;[.A18]" office:value-type="string" office:string-value="model_school_building">
            <text:p>model_school_building</text:p>
          </table:table-cell>
          <table:table-cell office:value-type="string">
            <text:p>school_management.group_employe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uilding</text:p>
          </table:table-cell>
          <table:table-cell table:formula="of:=&quot;school_&quot;&amp;[.A19]&amp;&quot;_teacher&quot;" office:value-type="string" office:string-value="school_building_teacher">
            <text:p>school_building_teacher</text:p>
          </table:table-cell>
          <table:table-cell table:formula="of:=&quot;school_&quot;&amp;[.A19]&amp;&quot;_teacher&quot;" office:value-type="string" office:string-value="school_building_teacher">
            <text:p>school_building_teacher</text:p>
          </table:table-cell>
          <table:table-cell table:formula="of:=&quot;model_school_&quot;&amp;[.A19]" office:value-type="string" office:string-value="model_school_building">
            <text:p>model_school_building</text:p>
          </table:table-cell>
          <table:table-cell office:value-type="string">
            <text:p>school_management.group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uilding</text:p>
          </table:table-cell>
          <table:table-cell table:formula="of:=&quot;school_&quot;&amp;[.A20]&amp;&quot;_base.group_public&quot;" office:value-type="string" office:string-value="school_building_base.group_public">
            <text:p>school_building_base.group_public</text:p>
          </table:table-cell>
          <table:table-cell table:formula="of:=&quot;school_&quot;&amp;[.A20]&amp;&quot;_base.group_public&quot;" office:value-type="string" office:string-value="school_building_base.group_public">
            <text:p>school_building_base.group_public</text:p>
          </table:table-cell>
          <table:table-cell table:formula="of:=&quot;model_school_&quot;&amp;[.A20]" office:value-type="string" office:string-value="model_school_building">
            <text:p>model_school_building</text:p>
          </table:table-cell>
          <table:table-cell office:value-type="string">
            <text:p>base.group_publi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uilding</text:p>
          </table:table-cell>
          <table:table-cell table:formula="of:=&quot;school_&quot;&amp;[.A21]&amp;&quot;_base.group_portal&quot;" office:value-type="string" office:string-value="school_building_base.group_portal">
            <text:p>school_building_base.group_portal</text:p>
          </table:table-cell>
          <table:table-cell table:formula="of:=&quot;school_&quot;&amp;[.A21]&amp;&quot;_base.group_portal&quot;" office:value-type="string" office:string-value="school_building_base.group_portal">
            <text:p>school_building_base.group_portal</text:p>
          </table:table-cell>
          <table:table-cell table:formula="of:=&quot;model_school_&quot;&amp;[.A21]" office:value-type="string" office:string-value="model_school_building">
            <text:p>model_school_building</text:p>
          </table:table-cell>
          <table:table-cell office:value-type="string">
            <text:p>base.group_porta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4/25/2017</text:date>, <text:time>10:1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5T10:15:11</dc:date>
    <dc:creator>Jerome Sonnet</dc:creator>
    <meta:document-statistic meta:table-count="1" meta:cell-count="189" meta:object-count="0"/>
    <meta:generator>OpenOffice/4.1.2$Unix OpenOffice.org_project/412m3$Build-9782</meta:generator>
  </office:meta>
</office:document-meta>
</file>